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d29cc"/>
    </style:style>
    <style:style style:name="P2" style:family="paragraph" style:parent-style-name="Text_20_body">
      <style:text-properties officeooo:rsid="000d82d2" officeooo:paragraph-rsid="000d82d2"/>
    </style:style>
    <style:style style:name="P3" style:family="paragraph" style:parent-style-name="Text_20_body">
      <style:text-properties officeooo:paragraph-rsid="000d82d2"/>
    </style:style>
    <style:style style:name="P4" style:family="paragraph" style:parent-style-name="Text_20_body">
      <style:text-properties officeooo:rsid="000d943e" officeooo:paragraph-rsid="000d943e"/>
    </style:style>
    <style:style style:name="P5" style:family="paragraph" style:parent-style-name="Text_20_body">
      <style:text-properties officeooo:rsid="000e7ccc" officeooo:paragraph-rsid="000e7ccc"/>
    </style:style>
    <style:style style:name="P6" style:family="paragraph" style:parent-style-name="Text_20_body">
      <style:text-properties officeooo:rsid="000f3268" officeooo:paragraph-rsid="000f3268"/>
    </style:style>
    <style:style style:name="P7" style:family="paragraph" style:parent-style-name="Text_20_body">
      <style:text-properties officeooo:paragraph-rsid="000d943e"/>
    </style:style>
    <style:style style:name="T1" style:family="text">
      <style:text-properties officeooo:rsid="000d943e"/>
    </style:style>
    <style:style style:name="T2" style:family="text">
      <style:text-properties officeooo:rsid="000e7c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iz Animals</text:p>
      <text:p text:style-name="Text_20_body">Question: What is the name for a baby kangaroo?</text:p>
      <text:p text:style-name="Text_20_body">Answer: Joey</text:p>
      <text:p text:style-name="P1">Question: What color is associated with ladybirds?</text:p>
      <text:p text:style-name="Text_20_body">Answer: Red</text:p>
      <text:p text:style-name="P1">Question: What is the name for a female fox?</text:p>
      <text:p text:style-name="Text_20_body">Answer: Vixen</text:p>
      <text:p text:style-name="P1">Question: What kind of animal is a seahorse?</text:p>
      <text:p text:style-name="Text_20_body">Answer: Fish</text:p>
      <text:p text:style-name="P1">Question: What is the proper name for a bird of prey's claws?</text:p>
      <text:p text:style-name="Text_20_body">Answer: Talons</text:p>
      <text:p text:style-name="P1"/>
      <text:p text:style-name="P2">Quiz <text:span text:style-name="T1">History</text:span></text:p>
      <text:p text:style-name="P2">Question: The Roman military defensive move of 'testudo' takes its name from which animal?</text:p>
      <text:p text:style-name="Text_20_body">Answer: Tortoise</text:p>
      <text:p text:style-name="P2">Question: Which country sent ships in an Armada to invade England in 1588?</text:p>
      <text:p text:style-name="Text_20_body">Answer: Spain</text:p>
      <text:p text:style-name="P3">Question: The Minoans were an ancient civilization that flourished on which island in the Mediterranean Sea?</text:p>
      <text:p text:style-name="Text_20_body">Answer: Crete</text:p>
      <text:p text:style-name="P2">Question: Which civilization used hieroglyphics to communicate in writing?</text:p>
      <text:p text:style-name="Text_20_body">Answer: Egyptian</text:p>
      <text:p text:style-name="P2">Question: The Celts were an ancient people who inhabited which regions of Europe?</text:p>
      <text:p text:style-name="Text_20_body">Answer: Mainly Western and Central Europe</text:p>
      <text:p text:style-name="P2"/>
      <text:p text:style-name="P4">Quiz <text:span text:style-name="T2">Geography</text:span></text:p>
      <text:p text:style-name="P4">Question: What is the longest river in Africa?</text:p>
      <text:p text:style-name="Text_20_body">Answer: The Nile River</text:p>
      <text:p text:style-name="P4">Question: Kiwi is a nickname for someone from which country?</text:p>
      <text:p text:style-name="Text_20_body">Answer: New Zealand</text:p>
      <text:p text:style-name="P4">Question: Mount Fuji is an active volcano in which country?</text:p>
      <text:p text:style-name="Text_20_body">Answer: Japan</text:p>
      <text:p text:style-name="P7"><text:soft-page-break/>Question: What is the name of a soft, white sedimentary rock?</text:p>
      <text:p text:style-name="Text_20_body">Answer: Chalk</text:p>
      <text:p text:style-name="P4">Question: Which type of terrain is characterized by low temperatures and short growing seasons?</text:p>
      <text:p text:style-name="Text_20_body">Answer: Tundra</text:p>
      <text:p text:style-name="P4"/>
      <text:p text:style-name="P5">Quiz Art</text:p>
      <text:p text:style-name="P5">Question: The Starry Night Over The Rhone' was painted in 1888 by which artist?</text:p>
      <text:p text:style-name="Text_20_body">Answer: Van Gogh</text:p>
      <text:p text:style-name="P5">Question: The National Gallery is on which London Square?</text:p>
      <text:p text:style-name="Text_20_body">Answer: Trafalgar Square</text:p>
      <text:p text:style-name="P5">Question: What color is the pigment called ochre, extensively used in Australian aboriginal art?</text:p>
      <text:p text:style-name="Text_20_body">Answer: Red</text:p>
      <text:p text:style-name="P5">Question: Which female Mexican artist is famous for self-portraits?</text:p>
      <text:p text:style-name="Text_20_body">Answer: Frida Kahlo</text:p>
      <text:p text:style-name="P5">Question: Which 20th century artist had a blue period and a rose period?</text:p>
      <text:p text:style-name="Text_20_body">Answer: Picasso</text:p>
      <text:p text:style-name="P6">from www.trivianerd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8T09:52:03.849000000</meta:creation-date>
    <dc:date>2024-10-28T17:45:54.292000000</dc:date>
    <meta:editing-duration>PT4H3M5S</meta:editing-duration>
    <meta:editing-cycles>3</meta:editing-cycles>
    <meta:generator>LibreOffice/6.2.6.2$Windows_X86_64 LibreOffice_project/684e730861356e74889dfe6dbddd3562aae2e6ad</meta:generator>
    <meta:document-statistic meta:table-count="0" meta:image-count="0" meta:object-count="0" meta:page-count="2" meta:paragraph-count="45" meta:word-count="282" meta:character-count="1761" meta:non-whitespace-character-count="1524"/>
  </office:meta>
</office:document-meta>
</file>